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543" officeooo:paragraph-rsid="00185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– what happened on my birthday.</text:p>
      <text:p text:style-name="P1"/>
      <text:p text:style-name="P1"/>
      <text:p text:style-name="P1">#basic idea</text:p>
      <text:p text:style-name="P1"/>
      <text:p text:style-name="P1">Enter birth day </text:p>
      <text:p text:style-name="P1">select filter with paramaters</text:p>
      <text:p text:style-name="P1">show results </text:p>
      <text:p text:style-name="P1"/>
      <text:p text:style-name="P1">#future expansion ideas</text:p>
      <text:p text:style-name="P1"/>
      <text:p text:style-name="P1">login system</text:p>
      <text:p text:style-name="P1">family tree</text:p>
      <text:p text:style-name="P1">printable collage with different borders</text:p>
      <text:p text:style-name="P1">share results on social medi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21:00:02.398768821</meta:creation-date>
    <meta:generator>LibreOffice/6.0.3.2$Linux_X86_64 LibreOffice_project/00m0$Build-2</meta:generator>
    <dc:date>2019-05-12T21:04:51.056022963</dc:date>
    <meta:editing-duration>PT4M51S</meta:editing-duration>
    <meta:editing-cycles>1</meta:editing-cycles>
    <meta:document-statistic meta:table-count="0" meta:image-count="0" meta:object-count="0" meta:page-count="1" meta:paragraph-count="10" meta:word-count="34" meta:character-count="223" meta:non-whitespace-character-count="196"/>
  </office:meta>
</office:document-meta>
</file>